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2dab4" style:language-complex="ar" style:country-complex="EG"/>
    </style:style>
    <style:style style:name="P2" style:family="paragraph" style:parent-style-name="Standard">
      <style:paragraph-properties fo:text-align="end" style:justify-single-word="false" style:writing-mode="rl-tb"/>
      <style:text-properties officeooo:rsid="001423ab" officeooo:paragraph-rsid="001423ab" style:language-complex="ar" style:country-complex="EG"/>
    </style:style>
    <style:style style:name="P3" style:family="paragraph" style:parent-style-name="Standard">
      <style:paragraph-properties fo:text-align="end" style:justify-single-word="false" style:writing-mode="rl-tb"/>
      <style:text-properties officeooo:rsid="00152ae0" officeooo:paragraph-rsid="00152ae0" style:language-complex="ar" style:country-complex="EG"/>
    </style:style>
    <style:style style:name="P4" style:family="paragraph" style:parent-style-name="Standard">
      <style:paragraph-properties fo:text-align="end" style:justify-single-word="false" style:writing-mode="rl-tb"/>
      <style:text-properties officeooo:rsid="00166906" officeooo:paragraph-rsid="00166906" style:language-complex="ar" style:country-complex="EG"/>
    </style:style>
    <style:style style:name="P5" style:family="paragraph" style:parent-style-name="Standard">
      <style:paragraph-properties fo:text-align="end" style:justify-single-word="false" style:writing-mode="rl-tb"/>
      <style:text-properties officeooo:rsid="001ab593" officeooo:paragraph-rsid="001ab593" style:language-complex="ar" style:country-complex="EG"/>
    </style:style>
    <style:style style:name="P6" style:family="paragraph" style:parent-style-name="Standard">
      <style:paragraph-properties fo:text-align="end" style:justify-single-word="false" style:writing-mode="rl-tb"/>
      <style:text-properties officeooo:rsid="001cb519" officeooo:paragraph-rsid="001cb519" style:language-complex="ar" style:country-complex="EG"/>
    </style:style>
    <style:style style:name="P7" style:family="paragraph" style:parent-style-name="Standard">
      <style:paragraph-properties fo:text-align="end" style:justify-single-word="false" style:writing-mode="rl-tb"/>
      <style:text-properties officeooo:rsid="001cfc4f" officeooo:paragraph-rsid="001cfc4f" style:language-complex="ar" style:country-complex="EG"/>
    </style:style>
    <style:style style:name="P8" style:family="paragraph" style:parent-style-name="Standard">
      <style:paragraph-properties fo:text-align="end" style:justify-single-word="false" style:writing-mode="rl-tb"/>
      <style:text-properties officeooo:rsid="001cfc4f" officeooo:paragraph-rsid="001f343e" style:language-complex="ar" style:country-complex="EG"/>
    </style:style>
    <style:style style:name="P9" style:family="paragraph" style:parent-style-name="Standard">
      <style:paragraph-properties fo:text-align="end" style:justify-single-word="false" style:writing-mode="rl-tb"/>
      <style:text-properties officeooo:rsid="001d897d" officeooo:paragraph-rsid="001d897d" style:language-complex="ar" style:country-complex="EG"/>
    </style:style>
    <style:style style:name="P10" style:family="paragraph" style:parent-style-name="Standard">
      <style:paragraph-properties fo:text-align="end" style:justify-single-word="false" style:writing-mode="rl-tb"/>
      <style:text-properties officeooo:rsid="00229095" officeooo:paragraph-rsid="00229095" style:language-complex="ar" style:country-complex="EG"/>
    </style:style>
    <style:style style:name="P11" style:family="paragraph" style:parent-style-name="Standard">
      <style:paragraph-properties fo:text-align="end" style:justify-single-word="false" style:writing-mode="rl-tb"/>
      <style:text-properties officeooo:rsid="001d897d" officeooo:paragraph-rsid="001d897d" style:language-complex="ar" style:country-complex="EG"/>
    </style:style>
    <style:style style:name="P12" style:family="paragraph" style:parent-style-name="Standard">
      <style:paragraph-properties fo:text-align="end" style:justify-single-word="false" style:writing-mode="rl-tb"/>
      <style:text-properties officeooo:rsid="00263114" officeooo:paragraph-rsid="00263114" style:language-complex="ar" style:country-complex="EG"/>
    </style:style>
    <style:style style:name="P13" style:family="paragraph" style:parent-style-name="Standard">
      <style:paragraph-properties fo:text-align="end" style:justify-single-word="false" style:writing-mode="rl-tb"/>
      <style:text-properties officeooo:rsid="00276eaf" officeooo:paragraph-rsid="00276eaf" style:language-complex="ar" style:country-complex="EG"/>
    </style:style>
    <style:style style:name="T1" style:family="text">
      <style:text-properties officeooo:rsid="00151b41"/>
    </style:style>
    <style:style style:name="T2" style:family="text">
      <style:text-properties officeooo:rsid="001553b8"/>
    </style:style>
    <style:style style:name="T3" style:family="text">
      <style:text-properties officeooo:rsid="0018345c"/>
    </style:style>
    <style:style style:name="T4" style:family="text">
      <style:text-properties officeooo:rsid="001cb519"/>
    </style:style>
    <style:style style:name="T5" style:family="text">
      <style:text-properties officeooo:rsid="001f343e"/>
    </style:style>
    <style:style style:name="T6" style:family="text">
      <style:text-properties officeooo:rsid="002112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إرث عربي</text:p>
      <text:p text:style-name="P10">ملفات شخصية</text:p>
      <text:p text:style-name="P1">بسم الله الرحمن الرحيم</text:p>
      <text:p text:style-name="P3">في وقتٍ ما أدركت أن ما أحتفظ به من متعلقات شخصية لابد وأن أفارقها. فلم أجد ضرورة في الاحتفاظ بها إلا ما أظن أنه قد ينفع. <text:span text:style-name="T2">وعلى غرار قانون حرية المعلومات ورفع السرية الذي يسمح بتدوال الوثائق السرية إذا مر عليها ثلاثون عاماً، فوجدت أنه لا مانع من الإفصاح عن بعض ما لدي من المستندات الشخصية وخصوصاً أنه على أية حال إنها لن تصبح في حوزتي في يوم ما كما ذكرت. فهي وإن كان مصيرها العدم، فإن أقصى ما أرجوه أن يمتد عمر النافع منها قدر المستطاع وأن يجعل الله فيها خيراً ونفعاً لكل عاقل من كل حدب وصوب.</text:span></text:p>
      <text:p text:style-name="P3"/>
      <text:p text:style-name="P4">لذلك فإن وجودها إلكترونياً قد يجعلها في مُكثٍ غير قليل. وهذا هو الغرض من وراء <text:span text:style-name="T3">انشاء الصفحات التي بين أيدينا. بعض هذه الصفحات يحتوي على علوم قيمة، والبعض الآخر محتواياته لا تزيد عن كونها مجرد وسائل مساعدة لتحصيل بعض العلوم. حاولت تصنيف هذه الصفحات طبقاً للموضوع المتناول فيها، فكان هذا التصنيف كما يلي. </text:span></text:p>
      <text:p text:style-name="P4"/>
      <text:p text:style-name="P5"><text:span text:style-name="T4">صياغات</text:span> إسلامية</text:p>
      <text:p text:style-name="P6">صياغات هندسية</text:p>
      <text:p text:style-name="P6">صياغات لغوية</text:p>
      <text:p text:style-name="P6"/>
      <text:p text:style-name="P7">كاتب المحتوى</text:p>
      <text:p text:style-name="P8">من ناحية الوظيفة، فأعمل كمهندس إلكترونيات. <text:span text:style-name="T6">غالب</text:span> اهتماتي الأخرى <text:span text:style-name="T6">متعلقة</text:span> <text:span text:style-name="T6">ب</text:span>الرسم والجرافيكس <text:s/><text:span text:style-name="T5">وهو ما قد تلاحظ تأثيره في الملفات الملحقة في صفحات هذا الموقع.</text:span></text:p>
      <text:p text:style-name="P7"/>
      <text:p text:style-name="P9">للتواصل</text:p>
      <text:p text:style-name="P9">يمكنك التواصل عن طريق الايميل، يمكنك أن تجده في الملفات الملحقة في الصفحات الأخرى.</text:p>
      <text:p text:style-name="P9"/>
      <text:p text:style-name="P12">ملفات إسلامية</text:p>
      <text:p text:style-name="P12">ملخص أحكام التجويد</text:p>
      <text:p text:style-name="P13">هذا الجزء يحتوي على الملفات التالية</text:p>
      <text:p text:style-name="P13">تلخيص لأحكام تجويد القرآن الكريم</text:p>
      <text:p text:style-name="P12"/>
      <text:p text:style-name="P2"><text:span text:style-name="T1"><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9T19:49:56.798000000</meta:creation-date>
    <dc:date>2020-06-11T20:07:17.475000000</dc:date>
    <meta:editing-duration>PT7H44M39S</meta:editing-duration>
    <meta:editing-cycles>12</meta:editing-cycles>
    <meta:generator>LibreOffice/4.4.3.2$Windows_x86 LibreOffice_project/88805f81e9fe61362df02b9941de8e38a9b5fd16</meta:generator>
    <meta:document-statistic meta:table-count="0" meta:image-count="0" meta:object-count="0" meta:page-count="1" meta:paragraph-count="17" meta:word-count="223" meta:character-count="1215" meta:non-whitespace-character-count="1004"/>
  </office:meta>
</office:document-meta>
</file>